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Lexend" fo:font-size="9pt" style:font-name-asian="Lexend1" style:font-size-asian="9pt" style:font-name-complex="Lexend1" style:font-size-complex="9pt"/>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master-page-name="Standard">
      <style:paragraph-properties style:page-number="1">
        <style:tab-stops>
          <style:tab-stop style:position="4.3752in"/>
        </style:tab-stops>
      </style:paragraph-properties>
    </style:style>
    <style:style style:name="T1" style:family="text">
      <style:text-properties style:font-name="Lexend" fo:font-size="9pt" fo:font-weight="bold" style:font-name-asian="Lexend1" style:font-size-asian="9pt" style:font-weight-asian="bold" style:font-name-complex="Lexend1" style:font-size-complex="9pt"/>
    </style:style>
    <style:style style:name="T2" style:family="text">
      <style:text-properties style:font-name="Lexend" fo:font-size="9pt" style:font-name-asian="Lexend1" style:font-size-asian="9pt" style:font-name-complex="Lexend1" style:font-size-complex="9pt"/>
    </style:style>
    <style:style style:name="T3" style:family="text">
      <style:text-properties style:font-name="Lexend" fo:font-size="5pt" style:font-name-asian="Lexend1" style:font-size-asian="5pt" style:font-name-complex="Lexend1" style:font-size-complex="5pt"/>
    </style:style>
    <style:style style:name="T4" style:family="text">
      <style:text-properties fo:color="#1155cc" style:font-name="Lexend" fo:font-size="9pt" style:text-underline-style="solid" style:text-underline-width="auto" style:text-underline-color="font-color" fo:font-weight="bold" style:font-name-asian="Lexend1" style:font-size-asian="9pt" style:font-weight-asian="bold" style:font-name-complex="Lexend1" style:font-size-complex="9pt"/>
    </style:style>
    <style:style style:name="T5" style:family="text">
      <style:text-properties fo:color="#1155cc" style:font-name="Lexend" fo:font-size="9pt" style:text-underline-style="solid" style:text-underline-width="auto" style:text-underline-color="font-color" style:font-name-asian="Lexend1" style:font-size-asian="9pt" style:font-name-complex="Lexend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line-break/>Cavernal (</text:span><text:a xlink:type="simple" xlink:href="http://www.cavernal.com" text:style-name="ListLabel_20_55" text:visited-style-name="ListLabel_20_55"><text:span text:style-name="T4">www.cavernal.com</text:span></text:a><text:span text:style-name="T1">)<text:tab/></text:span><text:span text:style-name="T2">Luis Quesada Torres (</text:span><text:a xlink:type="simple" xlink:href="http://www.luisquesada.com" text:style-name="ListLabel_20_56" text:visited-style-name="ListLabel_20_56"><text:span text:style-name="T5">www.luisquesada.com</text:span></text:a><text:span text:style-name="T2">)</text:span></text:p>
      <text:p text:style-name="Standard"><text:span text:style-name="T2">A este juego se puede jugar un sólo jugador o hasta 4 jugadores.</text:span></text:p>
      <text:p text:style-name="Standard"><text:span text:style-name="T3"><text:s/></text:span></text:p>
      <text:p text:style-name="Standard"><text:span text:style-name="T3"><text:s/></text:span></text:p>
      <text:p text:style-name="Standard"><text:span text:style-name="T1">Preparar las cartas</text:span></text:p>
      <text:p text:style-name="Standard"><text:span text:style-name="T2">Descárgate las plantillas desde </text:span><text:a xlink:type="simple" xlink:href="http://www.cavernal.com" text:style-name="ListLabel_20_56" text:visited-style-name="ListLabel_20_56"><text:span text:style-name="T5">www.cavernal.com</text:span></text:a><text:span text:style-name="T2">.</text:span></text:p>
      <text:p text:style-name="P1"/>
      <text:p text:style-name="Standard"><text:span text:style-name="T2">Puedes imprimir las cartas en folios A4 a dos caras. También puedes imprimirlas en A4 a una cara, pero entonces tendrśa que marcar el tipo de las cartas detrás (hay carteles justo debajo cada carta que indican qué hay que escribir):</text:span></text:p>
      <text:list xml:id="list1570143092" text:style-name="WWNum4">
        <text:list-item>
          <text:p text:style-name="P2"><text:span text:style-name="T2">M1, M2, M3 y M4 para monstruos 1-4</text:span></text:p>
        </text:list-item>
        <text:list-item>
          <text:p text:style-name="P2"><text:span text:style-name="T2">T1, T2, T3 y T4 para tesoro 1-4</text:span></text:p>
        </text:list-item>
        <text:list-item>
          <text:p text:style-name="P2"><text:span text:style-name="T2">C para personajes (viene de characters en inglés)</text:span></text:p>
        </text:list-item>
      </text:list>
      <text:p text:style-name="Standard"><text:span text:style-name="T3"><text:s/></text:span></text:p>
      <text:p text:style-name="Standard"><text:span text:style-name="T2">También puedes imprimirlas en otro formato de folio, como letter americano, con la opción de fit, pero seguramente se vean algo más pequeñas.</text:span></text:p>
      <text:p text:style-name="Standard"><text:span text:style-name="T3"><text:s/></text:span></text:p>
      <text:p text:style-name="Standard"><text:span text:style-name="T2">También puedes pedir impresiones de fotos de 9x13cm a una cara, cortarlas, y marcarlas por detrás.</text:span></text:p>
      <text:p text:style-name="Standard"><text:span text:style-name="T3"><text:s/></text:span></text:p>
      <text:p text:style-name="Standard"><text:span text:style-name="T2">Después, recorta las cartas alrededor de 5cm x 7cm (vienen con margen!). No es muy importante que tengan exactamente el mismo tamaño, mientras que no se puedan identificar obviamente desde detrás.</text:span></text:p>
      <text:p text:style-name="Standard"><text:span text:style-name="T3"><text:s/></text:span></text:p>
      <text:p text:style-name="Standard"><text:span text:style-name="T2">Necesitas dos dados y tres fichas por jugador para indicar el número de vidas.</text:span></text:p>
      <text:p text:style-name="P1"/>
      <text:p text:style-name="Standard"><text:span text:style-name="T1">Las cartas</text:span></text:p>
      <text:p text:style-name="Standard"><text:span text:style-name="T2">Por la parte delantera, las cartas contienen el dibujo y, depende de la carta:</text:span></text:p>
      <text:list xml:id="list3991868106" text:style-name="WWNum5">
        <text:list-item>
          <text:p text:style-name="P3"><text:span text:style-name="T2">En la esquina superior izquierda, un número de ataque o poder.</text:span></text:p>
        </text:list-item>
        <text:list-item>
          <text:p text:style-name="P3"><text:span text:style-name="T2">En la esquina superior derecha, una acción de tesoro que permite al jugador abrir un tesoro.</text:span></text:p>
        </text:list-item>
        <text:list-item>
          <text:p text:style-name="P3"><text:span text:style-name="T2">En la esquina inferior derecha, monedas que determinan quién ganaría en un juego multi-jugador.</text:span></text:p>
        </text:list-item>
      </text:list>
      <text:p text:style-name="Standard"><text:soft-page-break/><text:span text:style-name="T3"><text:s/></text:span></text:p>
      <text:p text:style-name="P8"><text:span text:style-name="T2">Hay cartas de:</text:span></text:p>
      <text:list xml:id="list829093638" text:style-name="WWNum3">
        <text:list-item>
          <text:p text:style-name="P4"><text:span text:style-name="T2">Personajes (por detrás, C o el dibujo del personaje de un guerrero llevando un casco).</text:span></text:p>
        </text:list-item>
        <text:list-item>
          <text:p text:style-name="P4"><text:span text:style-name="T2">Artefactos sagrados (por detrás tesoro 4 o T4, por delante fondo con muchos colores).</text:span></text:p>
        </text:list-item>
        <text:list-item>
          <text:p text:style-name="P4"><text:span text:style-name="T2">Artefactos malditos (por detrás tesoro 4 o T4, por delante fondo oscuro y dibujo en rojo).</text:span></text:p>
        </text:list-item>
        <text:list-item>
          <text:p text:style-name="P4"><text:span text:style-name="T2">Pociones (por detrás tesoro 1/2/3 o T1/T2/T3, por delante diseño de colores con una poción).</text:span></text:p>
        </text:list-item>
        <text:list-item>
          <text:p text:style-name="P4"><text:span text:style-name="T2">Pergaminos (por detrás tesoro 1/2/3 o T1/T2/T3, por delante diseño de un pergamino con fondo ocre).</text:span></text:p>
        </text:list-item>
        <text:list-item>
          <text:p text:style-name="P4"><text:span text:style-name="T2">Equipo (por detrás tesoro 1/2/3 o T1/T2/T3, por delante armadura/casco/espada/escudo).</text:span></text:p>
        </text:list-item>
        <text:list-item>
          <text:p text:style-name="P4"><text:span text:style-name="T2">“Más tesoro” (por detrás tesoro 1/2/3 o T1/T2/T3, por delante un cofre del tesoro).</text:span></text:p>
        </text:list-item>
        <text:list-item>
          <text:p text:style-name="P4"><text:span text:style-name="T2">Monstruo (por detrás monstruo 1/2/3/4 o M1/M2/M3/M4, por delante un monstruo).</text:span></text:p>
        </text:list-item>
      </text:list>
      <text:p text:style-name="Standard"><text:span text:style-name="T3"><text:s/></text:span></text:p>
      <text:p text:style-name="Standard"><text:span text:style-name="T1">Preparar el juego</text:span></text:p>
      <text:p text:style-name="Standard"><text:span text:style-name="T2">Baraja las cartas, separarlas en nueve montones según la parte de atrás (monstruos 1-4, tesoro 1-4, personajes/characters), todas mirando hacia abajo.</text:span></text:p>
      <text:p text:style-name="Standard"><text:span text:style-name="T3"><text:s/></text:span></text:p>
      <text:p text:style-name="Standard"><text:span text:style-name="T2">Cada jugador toma una carta de personaje y tres puntos de vida. Si el personaje tiene una acción de tesoro en la parte superior izquierda, el jugador toma una carta de tesoro con ese número (lee la sección de tesoro en las instrucciones).</text:span></text:p>
      <text:p text:style-name="Standard"><text:span text:style-name="T3"><text:s/></text:span></text:p>
      <text:p text:style-name="Standard"><text:span text:style-name="T2">Todos los jugadores tiran dos dados para ver quién empieza. El jugador con la puntuación más alta empieza. Si varios jugadores han empatado, vuelven a tirar para desempatar. Los turnos van en el sentido de las agujas del reloj.</text:span></text:p>
      <text:p text:style-name="P1"/>
      <text:p text:style-name="Standard"><text:span text:style-name="T1">Turnos</text:span></text:p>
      <text:p text:style-name="Standard"><text:span text:style-name="T2">Cada turno, el jugador toma un monstruo de la pila de cartas más baja posible (por ejemplo de monstruos 1, si ya no queda ninguno, de monstruos 2, si no, monstruos 3, si no 4), le da la vuelta y lo pone boca arriba en la mesa. Si no hubiera más monstruos disponibles para dar la vuelta, este paso se salta.</text:span></text:p>
      <text:p text:style-name="Standard"><text:span text:style-name="T3"><text:s/></text:span></text:p>
      <text:p text:style-name="Standard"><text:span text:style-name="T2">Cuando se toma <text:s/>el primer monstruo de un montón nuevo, todos los monstruos que están activos en la mesa se descartan. Por ejemplo, al tomar el primer monstruo del montón de monstruos 2, se quitan todos los monstruos 1 que queden boca arriba.</text:span></text:p>
      <text:p text:style-name="Standard"><text:span text:style-name="T3"><text:s/></text:span></text:p>
      <text:p text:style-name="Standard"><text:span text:style-name="T2">En este momento, el jugador puede decidir beber una poción de salud si la tuviera (tiene un corazón dibujado) para recuperar todos los puntos de vida hasta 3, una poción de veneno (tiene una calavera dibujada) para perder todos los puntos de vida salvo uno (en serio!) o una poción de tiempo para saltarse el turno sin atacar a ningún monstruo.</text:span></text:p>
      <text:p text:style-name="Standard"><text:span text:style-name="T3"><text:s/></text:span></text:p>
      <text:p text:style-name="Standard"><text:span text:style-name="T2">El jugador decide e indica a qué monstruo de los monstruos activos va atacar, y tira los dos dados.</text:span></text:p>
      <text:p text:style-name="Standard"><text:soft-page-break/><text:span text:style-name="T3"><text:s/></text:span></text:p>
      <text:p text:style-name="Standard"><text:span text:style-name="T2">La fuerza del jugador se determina por los puntos de ataque de los dos dados sumados, más los puntos de ataque del mejor objeto que el jugador tiene (la mejor armadura, el mejor casco, el mejor escudo, o la mejor espada). Cuando el jugador está luchando contra el monstruo final, la fuerza del jugador se calcula como los dos dados más los puntos de ataque de la mejor armadura, el mejor casco, el mejor escudo, y el mejor arma que el jugador tiene. Después de tirar los dados, el jugador puede usar tantos pergaminos como quiera para conseguir puntos de fuerza adicionales, pero se descartan para siempre después de usarlos.</text:span></text:p>
      <text:list xml:id="list1292232983" text:style-name="WWNum1">
        <text:list-item>
          <text:p text:style-name="P5"><text:span text:style-name="T2">Si los puntos de fuerza obtenidos son más que los del monstruo, el jugador mata al monstruo, se queda con esa carta, y recupera una vida si le faltara alguna. Si hay una acción de tesoro en la carta, el jugador toma un tesoro del montón identificado por ese número (lee la sección de tesoro en las instrucciones).</text:span></text:p>
        </text:list-item>
        <text:list-item>
          <text:p text:style-name="P5"><text:span text:style-name="T2">Si los puntos de fuerza obtenidos son los mismos que los del monstruo, no pasa nada. El monstruo sigue activo.</text:span></text:p>
        </text:list-item>
        <text:list-item>
          <text:p text:style-name="P5"><text:span text:style-name="T2">Si el jugador obtiene menos puntos de fuerza que el monstruo, pierde una vida y el monstruo sigue activo.</text:span></text:p>
        </text:list-item>
      </text:list>
      <text:p text:style-name="Standard"><text:span text:style-name="T3"><text:s/></text:span></text:p>
      <text:p text:style-name="P8"><text:span text:style-name="T2">Si el jugador pierde las tres vidas, muere en esta partida para siempre.</text:span></text:p>
      <text:p text:style-name="Standard"><text:span text:style-name="T3"><text:s/></text:span></text:p>
      <text:p text:style-name="P8"><text:span text:style-name="T2">En partidas multijugador, los jugadores se mantendrán cualquier carta que tenga monedas, por ejemplo la carta del personaje, cartas de monstruos que hayan matado, o cartas de tesoro..</text:span></text:p>
      <text:p text:style-name="P1"/>
      <text:p text:style-name="Standard"><text:span text:style-name="T1">Tesoro</text:span></text:p>
      <text:p text:style-name="Standard"><text:span text:style-name="T2">Cuando un jugador consigue una carta con una acción de tesoro (por ejemplo, cuando matan a un monstruo o al tomar su carta de personaje), toman una carta de tesoro del montón con el número indicado.</text:span></text:p>
      <text:p text:style-name="Standard"><text:span text:style-name="T3"><text:s/></text:span></text:p>
      <text:p text:style-name="Standard"><text:span text:style-name="T2">Si la carta contiene el dibujo de un cofre del tesoro por delante (vease, “Más tesoro”), el jugador se queda esa carta porque tiene una moneda, pero también toma una carta de tesoro del siguiente montón. Por ejemplo, si el jugador toma una carta de tesoro 1 después de matar a un monstruo, y la carta que ha tomado tiene un cofre del tesoro por delante, el jugador también toma una carta de tesoro 2. Si esta también tiene un cofre del tesoro, tomaría una de 3.</text:span></text:p>
      <text:p text:style-name="P1"/>
      <text:p text:style-name="Standard"><text:span text:style-name="T1">Artefactos</text:span></text:p>
      <text:p text:style-name="Standard"><text:span text:style-name="T2">Las cartas de tesoro 4 son muy poco comunes y pueden contener artefactos sagrados o malditos. Cada uno de ellos dota al jugador de habilidades especiales..</text:span></text:p>
      <text:p text:style-name="Standard"><text:span text:style-name="T3"><text:s/></text:span></text:p>
      <text:p text:style-name="Standard"><text:span text:style-name="T2">Los artefactos sagrados son (por detrás tesoro 4 o T4, por delante fondo con muchos colores):</text:span></text:p>
      <text:list xml:id="list1890141528" text:style-name="WWNum2">
        <text:list-item>
          <text:p text:style-name="P6"><text:span text:style-name="T2">El amuleto: +7 puntos de ataque encima de todos los objetos equipados..</text:span></text:p>
        </text:list-item>
        <text:list-item>
          <text:p text:style-name="P6"><text:span text:style-name="T2">El reloj: El jugador puede saltarse turnos tantas veces como quiera, no teniendo que atacar monstruos.</text:span></text:p>
        </text:list-item>
        <text:list-item>
          <text:p text:style-name="P6"><text:span text:style-name="T2">Las gafas: Al tomar cualquier carta de tesoro o monstruo, el jugador toma dos cartas, escoge la que quiere y devuelve la otra encima del montón de cartas.</text:span></text:p>
        </text:list-item>
        <text:list-item>
          <text:p text:style-name="P6"><text:span text:style-name="T2">La caja: Cuando el jugador solo tiene un punto de vida, consigue +20 de fuerza.</text:span></text:p>
        </text:list-item>
        <text:list-item>
          <text:p text:style-name="P6"><text:span text:style-name="T2">El monolito rectangular: El jugador puede volver a tirar un solo dado en cada combate.</text:span></text:p>
        </text:list-item>
        <text:list-item>
          <text:p text:style-name="P6"><text:span text:style-name="T2">La tabla de piedra cuadrada: El jugador puede volver a tirar los dos dados en cada combate.</text:span></text:p>
        </text:list-item>
        <text:list-item>
          <text:p text:style-name="P6"><text:span text:style-name="T2">La estatua: Ningún artefacto maldito tiene ejemplo, todos los artefactos sagrados duplican su efecto.</text:span></text:p>
        </text:list-item>
      </text:list>
      <text:p text:style-name="Standard"><text:soft-page-break/><text:span text:style-name="T3"><text:s/></text:span></text:p>
      <text:p text:style-name="Standard"><text:span text:style-name="T2">Los artefactos malditos son (por detrás tesoro 4 o T4, por delante fondo oscuro y dibujo en rojo):</text:span></text:p>
      <text:list xml:id="list1428624893" text:style-name="WWNum6">
        <text:list-item>
          <text:p text:style-name="P7"><text:span text:style-name="T2">La armadura: No puede equiparse ninguna armadura más.</text:span></text:p>
        </text:list-item>
        <text:list-item>
          <text:p text:style-name="P7"><text:span text:style-name="T2">El casco: No puede equiparse ningún casco más.</text:span></text:p>
        </text:list-item>
        <text:list-item>
          <text:p text:style-name="P7"><text:span text:style-name="T2">El caliz: El jugador no se cura después de cada combate ganado, solo con pociones de curación.</text:span></text:p>
        </text:list-item>
        <text:list-item>
          <text:p text:style-name="P7"><text:span text:style-name="T2">El reloj: Al perder un combate, está debe luchar contra el mismo monstruo cada turno hasta que no esté activo.</text:span></text:p>
        </text:list-item>
        <text:list-item>
          <text:p text:style-name="P7"><text:span text:style-name="T2">El libro: Ningún artefacto sagrado tiene efecto. Este efecto se cancela con la estatua sagrada.</text:span></text:p>
        </text:list-item>
        <text:list-item>
          <text:p text:style-name="P7"><text:span text:style-name="T2">El muñeco: Al tener dos artefactos malditos aparte de este, el jugador muere inmediatamente.</text:span></text:p>
        </text:list-item>
        <text:list-item>
          <text:p text:style-name="P7"><text:span text:style-name="T2">El vórtice en una caja: Tras cada turno, el jugador debe descartar una carta con monedas si tiene alguna.</text:span></text:p>
        </text:list-item>
      </text:list>
      <text:p text:style-name="P1"/>
      <text:p text:style-name="Standard"><text:span text:style-name="T1">Desafiar al monstruo final</text:span></text:p>
      <text:p text:style-name="Standard"><text:span text:style-name="T2">Un jugador puede desafiar al monstruo final (M4) en cualquier momento durante su turno. El monstruo final se activa temporalmente para el combate y luchan. Si el jugador gana al monstruo final, el juego acaba (en juegos multijugador, ganaría el jugador con más monedas, lee abajo!). Si no, el jugador muere inmediatamente. Este mecanismo se usa para acabar partidas rápido cuando un jugador es demasiado fuerte a lo largo de la partida.</text:span></text:p>
      <text:p text:style-name="P1"/>
      <text:p text:style-name="Standard"><text:span text:style-name="T1">Winning the game</text:span></text:p>
      <text:p text:style-name="Standard"><text:span text:style-name="T2">Cuando no quedan más monstruos, el juego acaba. Esto es, cuando el monstruo final muere.</text:span></text:p>
      <text:p text:style-name="Standard"><text:span text:style-name="T3"><text:s/></text:span></text:p>
      <text:p text:style-name="Standard"><text:span text:style-name="T2">En un juego de un sólo jugador, el jugador gana si consigue matar al monstruo final y pierde si muere.</text:span></text:p>
      <text:p text:style-name="Standard"><text:span text:style-name="T3"><text:s/></text:span></text:p>
      <text:p text:style-name="Standard"><text:span text:style-name="T2">En juegos multijugador, el jugador que sigue vivo y tiene el número más alto de monedas tras matar al monstruo final, gana. Si todos los jugadores mueren, todos los jugadores pi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Lexend" fo:font-family="Lexend" style:font-family-generic="roman" style:font-pitch="variable"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exend" fo:font-family="Lexend"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exend" fo:font-family="Lexend" style:font-family-generic="roman" style:font-pitch="variable"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exend" fo:font-family="Lexend"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exend" fo:font-family="Lexend" style:font-family-generic="roman" style:font-pitch="variable"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exend" fo:font-family="Lexend" style:font-family-generic="roman" style:font-pitch="variable"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Lexend" fo:font-family="Lexend" style:font-family-generic="roman" style:font-pitch="variable" fo:font-size="9pt" style:text-underline-style="solid" style:text-underline-width="auto" style:text-underline-color="font-color" fo:font-weight="bold" style:font-name-asian="Lexend1" style:font-family-asian="Lexend" style:font-family-generic-asian="system" style:font-pitch-asian="variable" style:font-size-asian="9pt" style:font-weight-asian="bold" style:font-name-complex="Lexend1" style:font-family-complex="Lexend"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font-name="Lexend" fo:font-family="Lexend" style:font-family-generic="roman" style:font-pitch="variable" fo:font-size="9pt" style:text-underline-style="solid" style:text-underline-width="auto" style:text-underline-color="font-color" style:font-name-asian="Lexend1" style:font-family-asian="Lexend" style:font-family-generic-asian="system" style:font-pitch-asian="variable" style:font-size-asian="9pt" style:font-name-complex="Lexend1" style:font-family-complex="Lexend"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9" meta:word-count="1465" meta:character-count="8350" meta:non-whitespace-character-count="6961"/>
    <meta:generator>LibreOfficeDev/6.0.5.2$Linux_X86_64 LibreOffice_project/</meta:generator>
  </office:meta>
</office:document-meta>
</file>